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6" table:default-cell-style-name="ce6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5" office:value-type="string" calcext:value-type="string" table:number-columns-spanned="10" table:number-rows-spanned="1">
            <text:p>Operations per second</text:p>
          </table:table-cell>
          <table:covered-table-cell table:number-columns-repeated="6" table:style-name="ce19"/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dd</text:p>
          </table:table-cell>
          <table:table-cell table:style-name="ce5" office:value-type="string" calcext:value-type="string">
            <text:p>Add (float)</text:p>
          </table:table-cell>
          <table:table-cell table:style-name="ce5" office:value-type="string" calcext:value-type="string">
            <text:p>Mul</text:p>
          </table:table-cell>
          <table:table-cell table:style-name="ce5" office:value-type="string" calcext:value-type="string">
            <text:p>Mul (float)</text:p>
          </table:table-cell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Div (float)</text:p>
          </table:table-cell>
          <table:table-cell table:style-name="ce5" office:value-type="string" calcext:value-type="string">
            <text:p>Average</text:p>
          </table:table-cell>
          <table:table-cell table:style-name="ce10" office:value-type="string" calcext:value-type="string">
            <text:p>W.Cycles</text:p>
          </table:table-cell>
          <table:table-cell table:style-name="ce10" office:value-type="string" calcext:value-type="string">
            <text:p>Fractal</text:p>
          </table:table-cell>
          <table:table-cell table:style-name="ce10" office:value-type="string" calcext:value-type="string">
            <text:p>Container</text:p>
          </table:table-cell>
        </table:table-row>
        <table:table-row table:style-name="ro1">
          <table:table-cell table:style-name="ce2" office:value-type="string" calcext:value-type="string">
            <text:p>Math benchmark version 1.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ixilang v3.0 alpha 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86_64; Core i5; Linux</text:p>
          </table:table-cell>
          <table:table-cell office:value-type="float" office:value="10090817" calcext:value-type="float">
            <text:p>10090817</text:p>
          </table:table-cell>
          <table:table-cell office:value-type="float" office:value="16750419" calcext:value-type="float">
            <text:p>16750419</text:p>
          </table:table-cell>
          <table:table-cell office:value-type="float" office:value="16556292" calcext:value-type="float">
            <text:p>16556292</text:p>
          </table:table-cell>
          <table:table-cell office:value-type="float" office:value="15847861" calcext:value-type="float">
            <text:p>15847861</text:p>
          </table:table-cell>
          <table:table-cell office:value-type="float" office:value="15552099" calcext:value-type="float">
            <text:p>15552099</text:p>
          </table:table-cell>
          <table:table-cell office:value-type="float" office:value="16129032" calcext:value-type="float">
            <text:p>16129032</text:p>
          </table:table-cell>
          <table:table-cell table:formula="of:=AVERAGE([.B5:.G5])" office:value-type="float" office:value="15154420" calcext:value-type="float">
            <text:p>1515442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Core i5; Linux</text:p>
          </table:table-cell>
          <table:table-cell office:value-type="float" office:value="13297873" calcext:value-type="float">
            <text:p>13297873</text:p>
          </table:table-cell>
          <table:table-cell office:value-type="float" office:value="19342360" calcext:value-type="float">
            <text:p>19342360</text:p>
          </table:table-cell>
          <table:table-cell office:value-type="float" office:value="20576132" calcext:value-type="float">
            <text:p>20576132</text:p>
          </table:table-cell>
          <table:table-cell office:value-type="float" office:value="6930007" calcext:value-type="float">
            <text:p>6930007</text:p>
          </table:table-cell>
          <table:table-cell office:value-type="float" office:value="19011406" calcext:value-type="float">
            <text:p>19011406</text:p>
          </table:table-cell>
          <table:table-cell office:value-type="float" office:value="19960080" calcext:value-type="float">
            <text:p>19960080</text:p>
          </table:table-cell>
          <table:table-cell table:formula="of:=AVERAGE([.B6:.G6])" office:value-type="float" office:value="16519643" calcext:value-type="float">
            <text:p>1651964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_64; Core 2 Duo; Mac OS X</text:p>
          </table:table-cell>
          <table:table-cell office:value-type="float" office:value="11111111" calcext:value-type="float">
            <text:p>11111111</text:p>
          </table:table-cell>
          <table:table-cell office:value-type="float" office:value="12165450" calcext:value-type="float">
            <text:p>12165450</text:p>
          </table:table-cell>
          <table:table-cell office:value-type="float" office:value="10952903" calcext:value-type="float">
            <text:p>10952903</text:p>
          </table:table-cell>
          <table:table-cell office:value-type="float" office:value="12453301" calcext:value-type="float">
            <text:p>12453301</text:p>
          </table:table-cell>
          <table:table-cell office:value-type="float" office:value="10493179" calcext:value-type="float">
            <text:p>10493179</text:p>
          </table:table-cell>
          <table:table-cell office:value-type="float" office:value="12531329" calcext:value-type="float">
            <text:p>12531329</text:p>
          </table:table-cell>
          <table:table-cell table:formula="of:=AVERAGE([.B7:.G7])" office:value-type="float" office:value="11617878.8333333" calcext:value-type="float">
            <text:p>11617878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S3C6400; iPhone 3G</text:p>
          </table:table-cell>
          <table:table-cell office:value-type="float" office:value="580181" calcext:value-type="float">
            <text:p>580181</text:p>
          </table:table-cell>
          <table:table-cell office:value-type="float" office:value="565962" calcext:value-type="float">
            <text:p>565962</text:p>
          </table:table-cell>
          <table:table-cell office:value-type="float" office:value="575539" calcext:value-type="float">
            <text:p>575539</text:p>
          </table:table-cell>
          <table:table-cell office:value-type="float" office:value="564525" calcext:value-type="float">
            <text:p>564525</text:p>
          </table:table-cell>
          <table:table-cell office:value-type="float" office:value="480515" calcext:value-type="float">
            <text:p>480515</text:p>
          </table:table-cell>
          <table:table-cell office:value-type="float" office:value="550660" calcext:value-type="float">
            <text:p>550660</text:p>
          </table:table-cell>
          <table:table-cell table:formula="of:=AVERAGE([.B8:.G8])" office:value-type="float" office:value="552897" calcext:value-type="float">
            <text:p>552897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SA-1110; WinC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7000" calcext:value-type="float">
            <text:p>377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387000" calcext:value-type="float">
            <text:p>387000</text:p>
          </table:table-cell>
          <table:table-cell office:value-type="float" office:value="394000" calcext:value-type="float">
            <text:p>394000</text:p>
          </table:table-cell>
          <table:table-cell office:value-type="float" office:value="391000" calcext:value-type="float">
            <text:p>391000</text:p>
          </table:table-cell>
          <table:table-cell table:formula="of:=AVERAGE([.B9:.G9])" office:value-type="float" office:value="393666.666666667" calcext:value-type="float">
            <text:p>39366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_64; Core 2 Duo E8500 @ 3.16GHz; Linux</text:p>
          </table:table-cell>
          <table:table-cell office:value-type="float" office:value="11454753" calcext:value-type="float">
            <text:p>11454753</text:p>
          </table:table-cell>
          <table:table-cell office:value-type="float" office:value="16611296" calcext:value-type="float">
            <text:p>16611296</text:p>
          </table:table-cell>
          <table:table-cell office:value-type="float" office:value="16638935" calcext:value-type="float">
            <text:p>16638935</text:p>
          </table:table-cell>
          <table:table-cell office:value-type="float" office:value="16806722" calcext:value-type="float">
            <text:p>16806722</text:p>
          </table:table-cell>
          <table:table-cell office:value-type="float" office:value="16286644" calcext:value-type="float">
            <text:p>16286644</text:p>
          </table:table-cell>
          <table:table-cell office:value-type="float" office:value="17064846" calcext:value-type="float">
            <text:p>17064846</text:p>
          </table:table-cell>
          <table:table-cell table:formula="of:=AVERAGE([.B10:.G10])" office:value-type="float" office:value="15810532.6666667" calcext:value-type="float">
            <text:p>1581053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Core i5; Windows 7 Home Basic</text:p>
          </table:table-cell>
          <table:table-cell office:value-type="float" office:value="12330456" calcext:value-type="float">
            <text:p>12330456</text:p>
          </table:table-cell>
          <table:table-cell table:number-columns-repeated="2" office:value-type="float" office:value="24630542" calcext:value-type="float">
            <text:p>24630542</text:p>
          </table:table-cell>
          <table:table-cell office:value-type="float" office:value="7457122" calcext:value-type="float">
            <text:p>7457122</text:p>
          </table:table-cell>
          <table:table-cell office:value-type="float" office:value="22935780" calcext:value-type="float">
            <text:p>22935780</text:p>
          </table:table-cell>
          <table:table-cell office:value-type="float" office:value="24691358" calcext:value-type="float">
            <text:p>24691358</text:p>
          </table:table-cell>
          <table:table-cell table:formula="of:=AVERAGE([.B11:.G11])" office:value-type="float" office:value="19445966.6666667" calcext:value-type="float">
            <text:p>1944596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Atom n455; Windows 7 Starter</text:p>
          </table:table-cell>
          <table:table-cell office:value-type="float" office:value="3541076" calcext:value-type="float">
            <text:p>3541076</text:p>
          </table:table-cell>
          <table:table-cell office:value-type="float" office:value="3447087" calcext:value-type="float">
            <text:p>3447087</text:p>
          </table:table-cell>
          <table:table-cell office:value-type="float" office:value="3542331" calcext:value-type="float">
            <text:p>3542331</text:p>
          </table:table-cell>
          <table:table-cell office:value-type="float" office:value="1972386" calcext:value-type="float">
            <text:p>1972386</text:p>
          </table:table-cell>
          <table:table-cell office:value-type="float" office:value="3126954" calcext:value-type="float">
            <text:p>3126954</text:p>
          </table:table-cell>
          <table:table-cell office:value-type="float" office:value="3392130" calcext:value-type="float">
            <text:p>3392130</text:p>
          </table:table-cell>
          <table:table-cell table:formula="of:=AVERAGE([.B12:.G12])" office:value-type="float" office:value="3170327.33333333" calcext:value-type="float">
            <text:p>3170327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Core i7 960; Windows 7 Ultimate</text:p>
          </table:table-cell>
          <table:table-cell office:value-type="float" office:value="13947001" calcext:value-type="float">
            <text:p>13947001</text:p>
          </table:table-cell>
          <table:table-cell office:value-type="float" office:value="26737966" calcext:value-type="float">
            <text:p>26737966</text:p>
          </table:table-cell>
          <table:table-cell office:value-type="float" office:value="29154520" calcext:value-type="float">
            <text:p>29154520</text:p>
          </table:table-cell>
          <table:table-cell office:value-type="float" office:value="8547009" calcext:value-type="float">
            <text:p>8547009</text:p>
          </table:table-cell>
          <table:table-cell table:number-columns-repeated="2" office:value-type="float" office:value="26737966" calcext:value-type="float">
            <text:p>26737966</text:p>
          </table:table-cell>
          <table:table-cell table:formula="of:=AVERAGE([.B13:.G13])" office:value-type="float" office:value="21977071.3333333" calcext:value-type="float">
            <text:p>2197707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86; Pentium 2; Windows XP SP3</text:p>
          </table:table-cell>
          <table:table-cell office:value-type="float" office:value="828020" calcext:value-type="float">
            <text:p>828020</text:p>
          </table:table-cell>
          <table:table-cell office:value-type="float" office:value="838363" calcext:value-type="float">
            <text:p>838363</text:p>
          </table:table-cell>
          <table:table-cell office:value-type="float" office:value="832154" calcext:value-type="float">
            <text:p>832154</text:p>
          </table:table-cell>
          <table:table-cell office:value-type="float" office:value="667913" calcext:value-type="float">
            <text:p>667913</text:p>
          </table:table-cell>
          <table:table-cell office:value-type="float" office:value="762892" calcext:value-type="float">
            <text:p>762892</text:p>
          </table:table-cell>
          <table:table-cell office:value-type="float" office:value="824606" calcext:value-type="float">
            <text:p>824606</text:p>
          </table:table-cell>
          <table:table-cell table:formula="of:=AVERAGE([.B14:.G14])" office:value-type="float" office:value="792324.666666667" calcext:value-type="float">
            <text:p>79232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Apple A4 @ 1 GHz; iPad</text:p>
          </table:table-cell>
          <table:table-cell office:value-type="float" office:value="1683785" calcext:value-type="float">
            <text:p>1683785</text:p>
          </table:table-cell>
          <table:table-cell office:value-type="float" office:value="1584786" calcext:value-type="float">
            <text:p>1584786</text:p>
          </table:table-cell>
          <table:table-cell office:value-type="float" office:value="1681237" calcext:value-type="float">
            <text:p>1681237</text:p>
          </table:table-cell>
          <table:table-cell office:value-type="float" office:value="1663063" calcext:value-type="float">
            <text:p>1663063</text:p>
          </table:table-cell>
          <table:table-cell office:value-type="float" office:value="1606683" calcext:value-type="float">
            <text:p>1606683</text:p>
          </table:table-cell>
          <table:table-cell office:value-type="float" office:value="1668613" calcext:value-type="float">
            <text:p>1668613</text:p>
          </table:table-cell>
          <table:table-cell table:formula="of:=AVERAGE([.B15:.G15])" office:value-type="float" office:value="1648027.83333333" calcext:value-type="float">
            <text:p>164802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; Snapdragon (QSD8250); WM 6.5</text:p>
          </table:table-cell>
          <table:table-cell table:style-name="ce7" office:value-type="float" office:value="778573" calcext:value-type="float">
            <text:p>778573</text:p>
          </table:table-cell>
          <table:table-cell table:style-name="ce7" office:value-type="float" office:value="743383" calcext:value-type="float">
            <text:p>743383</text:p>
          </table:table-cell>
          <table:table-cell table:style-name="ce7" office:value-type="float" office:value="768226" calcext:value-type="float">
            <text:p>768226</text:p>
          </table:table-cell>
          <table:table-cell table:style-name="ce7" office:value-type="float" office:value="756601" calcext:value-type="float">
            <text:p>756601</text:p>
          </table:table-cell>
          <table:table-cell table:style-name="ce7" office:value-type="float" office:value="760398" calcext:value-type="float">
            <text:p>760398</text:p>
          </table:table-cell>
          <table:table-cell table:style-name="ce7" office:value-type="float" office:value="746993" calcext:value-type="float">
            <text:p>746993</text:p>
          </table:table-cell>
          <table:table-cell table:formula="of:=AVERAGE([.B16:.G16])" office:value-type="float" office:value="759029" calcext:value-type="float">
            <text:p>759029,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RM; PXA270; WM 2003 SE</text:p>
          </table:table-cell>
          <table:table-cell table:style-name="ce7" office:value-type="float" office:value="385876" calcext:value-type="float">
            <text:p>385876</text:p>
          </table:table-cell>
          <table:table-cell table:style-name="ce7" office:value-type="float" office:value="364232" calcext:value-type="float">
            <text:p>364232</text:p>
          </table:table-cell>
          <table:table-cell table:style-name="ce7" office:value-type="float" office:value="385698" calcext:value-type="float">
            <text:p>385698</text:p>
          </table:table-cell>
          <table:table-cell table:style-name="ce7" office:value-type="float" office:value="369248" calcext:value-type="float">
            <text:p>369248</text:p>
          </table:table-cell>
          <table:table-cell table:style-name="ce7" office:value-type="float" office:value="373426" calcext:value-type="float">
            <text:p>373426</text:p>
          </table:table-cell>
          <table:table-cell table:style-name="ce7" office:value-type="float" office:value="367215" calcext:value-type="float">
            <text:p>367215</text:p>
          </table:table-cell>
          <table:table-cell table:formula="of:=AVERAGE([.B17:.G17])" office:value-type="float" office:value="374282.5" calcext:value-type="float">
            <text:p>374282,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Math benchmark version 2.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ixilang v3.4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86_64; Core i5; Linux</text:p>
          </table:table-cell>
          <table:table-cell office:value-type="float" office:value="50926868" calcext:value-type="float">
            <text:p>50926868</text:p>
          </table:table-cell>
          <table:table-cell office:value-type="float" office:value="49441312" calcext:value-type="float">
            <text:p>49441312</text:p>
          </table:table-cell>
          <table:table-cell office:value-type="float" office:value="52487928" calcext:value-type="float">
            <text:p>52487928</text:p>
          </table:table-cell>
          <table:table-cell office:value-type="float" office:value="52664840" calcext:value-type="float">
            <text:p>52664840</text:p>
          </table:table-cell>
          <table:table-cell office:value-type="float" office:value="50484652" calcext:value-type="float">
            <text:p>50484652</text:p>
          </table:table-cell>
          <table:table-cell office:value-type="float" office:value="50658560" calcext:value-type="float">
            <text:p>50658560</text:p>
          </table:table-cell>
          <table:table-cell table:formula="of:=AVERAGE([.B21:.G21])" office:value-type="float" office:value="51110693.3333333" calcext:value-type="float">
            <text:p>51110693,3</text:p>
          </table:table-cell>
          <table:table-cell office:value-type="float" office:value="12600171" calcext:value-type="float">
            <text:p>12600171</text:p>
          </table:table-cell>
          <table:table-cell table:style-name="ce11" office:value-type="float" office:value="5.16" calcext:value-type="float">
            <text:p>5,16</text:p>
          </table:table-cell>
          <table:table-cell/>
        </table:table-row>
        <table:table-row table:style-name="ro1">
          <table:table-cell office:value-type="string" calcext:value-type="string">
            <text:p>ARM; MSM7227T; Android 2.3</text:p>
          </table:table-cell>
          <table:table-cell table:style-name="Default" office:value-type="float" office:value="3961000" calcext:value-type="float">
            <text:p>3961000</text:p>
          </table:table-cell>
          <table:table-cell table:style-name="Default" office:value-type="float" office:value="2949000" calcext:value-type="float">
            <text:p>2949000</text:p>
          </table:table-cell>
          <table:table-cell table:style-name="Default" office:value-type="float" office:value="3792000" calcext:value-type="float">
            <text:p>3792000</text:p>
          </table:table-cell>
          <table:table-cell table:style-name="Default" office:value-type="float" office:value="3376000" calcext:value-type="float">
            <text:p>3376000</text:p>
          </table:table-cell>
          <table:table-cell table:style-name="Default" office:value-type="float" office:value="3087000" calcext:value-type="float">
            <text:p>3087000</text:p>
          </table:table-cell>
          <table:table-cell table:style-name="Default" office:value-type="float" office:value="3279000" calcext:value-type="float">
            <text:p>3279000</text:p>
          </table:table-cell>
          <table:table-cell table:formula="of:=AVERAGE([.B22:.G22])" office:value-type="float" office:value="3407333.33333333" calcext:value-type="float">
            <text:p>3407333,3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table:style-name="ce1" office:value-type="string" calcext:value-type="string">
            <text:p>Pixilang v3.4.3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x86_64; Core i5; Linux</text:p>
          </table:table-cell>
          <table:table-cell table:style-name="Default" office:value-type="float" office:value="54920912" calcext:value-type="float">
            <text:p>54920912</text:p>
          </table:table-cell>
          <table:table-cell table:style-name="Default" office:value-type="float" office:value="58823528" calcext:value-type="float">
            <text:p>58823528</text:p>
          </table:table-cell>
          <table:table-cell table:style-name="Default" office:value-type="float" office:value="54842604" calcext:value-type="float">
            <text:p>54842604</text:p>
          </table:table-cell>
          <table:table-cell table:style-name="Default" office:value-type="float" office:value="54668708" calcext:value-type="float">
            <text:p>54668708</text:p>
          </table:table-cell>
          <table:table-cell table:style-name="Default" office:value-type="float" office:value="52664840" calcext:value-type="float">
            <text:p>52664840</text:p>
          </table:table-cell>
          <table:table-cell table:style-name="Default" office:value-type="float" office:value="51419168" calcext:value-type="float">
            <text:p>51419168</text:p>
          </table:table-cell>
          <table:table-cell table:formula="of:=AVERAGE([.B24:.G24])" office:value-type="float" office:value="54556626.6666667" calcext:value-type="float">
            <text:p>54556626,7</text:p>
          </table:table-cell>
          <table:table-cell office:value-type="float" office:value="18518518" calcext:value-type="float">
            <text:p>18518518</text:p>
          </table:table-cell>
          <table:table-cell office:value-type="float" office:value="5.23" calcext:value-type="float">
            <text:p>5,23</text:p>
          </table:table-cell>
          <table:table-cell/>
        </table:table-row>
        <table:table-row table:style-name="ro1">
          <table:table-cell table:style-name="ce1" office:value-type="string" calcext:value-type="string">
            <text:p>Pixilang v3.8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x86_64; AMD Ryzen 7 3700x; Linux</text:p>
          </table:table-cell>
          <table:table-cell table:style-name="Default" office:value-type="float" office:value="96842920" calcext:value-type="float">
            <text:p>96842920</text:p>
          </table:table-cell>
          <table:table-cell table:style-name="Default" office:value-type="float" office:value="86941400" calcext:value-type="float">
            <text:p>86941400</text:p>
          </table:table-cell>
          <table:table-cell table:style-name="Default" office:value-type="float" office:value="93896712" calcext:value-type="float">
            <text:p>93896712</text:p>
          </table:table-cell>
          <table:table-cell table:style-name="Default" office:value-type="float" office:value="88245672" calcext:value-type="float">
            <text:p>88245672</text:p>
          </table:table-cell>
          <table:table-cell table:style-name="Default" office:value-type="float" office:value="84717040" calcext:value-type="float">
            <text:p>84717040</text:p>
          </table:table-cell>
          <table:table-cell table:style-name="Default" office:value-type="float" office:value="77942328" calcext:value-type="float">
            <text:p>77942328</text:p>
          </table:table-cell>
          <table:table-cell table:formula="of:=AVERAGE([.B26:.G26])" office:value-type="float" office:value="88097678.6666667" calcext:value-type="float">
            <text:p>88097678,7</text:p>
          </table:table-cell>
          <table:table-cell office:value-type="float" office:value="53202808" calcext:value-type="float">
            <text:p>53202808</text:p>
          </table:table-cell>
          <table:table-cell office:value-type="float" office:value="15.48" calcext:value-type="float">
            <text:p>15,48</text:p>
          </table:table-cell>
          <table:table-cell office:value-type="float" office:value="20311992" calcext:value-type="float">
            <text:p>20311992</text:p>
          </table:table-cell>
        </table:table-row>
        <table:table-row table:style-name="ro1">
          <table:table-cell table:style-name="ce1" office:value-type="string" calcext:value-type="string">
            <text:p>Pixilang v3.8.3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x86_64; AMD Ryzen 7 3700x; Linux</text:p>
          </table:table-cell>
          <table:table-cell table:style-name="Default" office:value-type="float" office:value="118906064" calcext:value-type="float">
            <text:p>118906064</text:p>
          </table:table-cell>
          <table:table-cell table:style-name="Default" office:value-type="float" office:value="113947128" calcext:value-type="float">
            <text:p>113947128</text:p>
          </table:table-cell>
          <table:table-cell table:style-name="Default" office:value-type="float" office:value="120831320" calcext:value-type="float">
            <text:p>120831320</text:p>
          </table:table-cell>
          <table:table-cell table:style-name="Default" office:value-type="float" office:value="120540016" calcext:value-type="float">
            <text:p>120540016</text:p>
          </table:table-cell>
          <table:table-cell table:style-name="Default" office:value-type="float" office:value="105374080" calcext:value-type="float">
            <text:p>105374080</text:p>
          </table:table-cell>
          <table:table-cell table:style-name="Default" office:value-type="float" office:value="104821808" calcext:value-type="float">
            <text:p>104821808</text:p>
          </table:table-cell>
          <table:table-cell table:formula="of:=AVERAGE([.B28:.G28])" office:value-type="float" office:value="114070069.333333" calcext:value-type="float">
            <text:p>114070069,3</text:p>
          </table:table-cell>
          <table:table-cell office:value-type="float" office:value="52809464" calcext:value-type="float">
            <text:p>52809464</text:p>
          </table:table-cell>
          <table:table-cell office:value-type="float" office:value="12.72" calcext:value-type="float">
            <text:p>12,72</text:p>
          </table:table-cell>
          <table:table-cell office:value-type="float" office:value="23977366" calcext:value-type="float">
            <text:p>23977366</text:p>
          </table:table-cell>
        </table:table-row>
        <table:table-row table:style-name="ro1">
          <table:table-cell table:style-name="ce13" office:value-type="string" calcext:value-type="string">
            <text:p>GCC -O1 instead of -O3</text:p>
          </table:table-cell>
          <table:table-cell table:style-name="Default" office:value-type="float" office:value="127811864" calcext:value-type="float">
            <text:p>127811864</text:p>
          </table:table-cell>
          <table:table-cell table:style-name="Default" office:value-type="float" office:value="126550240" calcext:value-type="float">
            <text:p>126550240</text:p>
          </table:table-cell>
          <table:table-cell table:style-name="Default" office:value-type="float" office:value="130548304" calcext:value-type="float">
            <text:p>130548304</text:p>
          </table:table-cell>
          <table:table-cell table:style-name="Default" office:value-type="float" office:value="126039824" calcext:value-type="float">
            <text:p>126039824</text:p>
          </table:table-cell>
          <table:table-cell table:style-name="Default" office:value-type="float" office:value="121212120" calcext:value-type="float">
            <text:p>121212120</text:p>
          </table:table-cell>
          <table:table-cell table:style-name="Default" office:value-type="float" office:value="115233928" calcext:value-type="float">
            <text:p>115233928</text:p>
          </table:table-cell>
          <table:table-cell table:style-name="Default"/>
          <table:table-cell office:value-type="float" office:value="61973228" calcext:value-type="float">
            <text:p>61973228</text:p>
          </table:table-cell>
          <table:table-cell office:value-type="float" office:value="14.7" calcext:value-type="float">
            <text:p>14,7</text:p>
          </table:table-cell>
          <table:table-cell office:value-type="float" office:value="27748488" calcext:value-type="float">
            <text:p>27748488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.00.0000</text:date>, <text:time style:data-style-name="N2" text:time-value="11:34:37.3832833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6-27T22:26:56</meta:creation-date>
    <dc:date>2022-12-28T12:17:41.403483181</dc:date>
    <meta:editing-duration>PT2H43M18S</meta:editing-duration>
    <meta:editing-cycles>20</meta:editing-cycles>
    <meta:generator>LibreOffice/7.0.4.2$Linux_X86_64 LibreOffice_project/00$Build-2</meta:generator>
    <meta:document-statistic meta:table-count="3" meta:cell-count="184" meta:object-count="0"/>
  </office:meta>
</office:document-meta>
</file>